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erenceOrientationMaker.ReferenceOrientationMaker( int pro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OrientationMaker.get( int subpropId , PropertyList propertyList , boolean tryInherit , boolean tryDefaul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